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" office:value-type="date" office:date-value="2010-02-01">
            <text:p>01/02/1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3">23/07/2010</text:date>, <text:time>12:4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wen </meta:initial-creator>
    <meta:creation-date>2010-07-23T12:45:24</meta:creation-date>
    <dc:date>2010-07-23T12:45:55</dc:date>
    <dc:creator>sowen </dc:creator>
    <meta:editing-duration>PT00H00M32S</meta:editing-duration>
    <meta:editing-cycles>1</meta:editing-cycles>
    <meta:document-statistic meta:table-count="3" meta:cell-count="8" meta:object-count="0"/>
    <meta:generator>OpenOffice.org/3.2$Linux OpenOffice.org_project/320m12$Build-9483</meta:generator>
  </office:meta>
</office:document-meta>
</file>